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fe759"/>
    </style:style>
    <style:style style:name="P2" style:family="paragraph" style:parent-style-name="Standard">
      <style:paragraph-properties fo:text-align="center" style:justify-single-word="false"/>
      <style:text-properties officeooo:rsid="001152ce" officeooo:paragraph-rsid="001152ce"/>
    </style:style>
    <style:style style:name="P3" style:family="paragraph" style:parent-style-name="Text_20_body" style:list-style-name="L3">
      <style:text-properties officeooo:paragraph-rsid="000fe759"/>
    </style:style>
    <style:style style:name="P4" style:family="paragraph" style:parent-style-name="Text_20_body">
      <style:text-properties officeooo:paragraph-rsid="000fe759"/>
    </style:style>
    <style:style style:name="P5" style:family="paragraph" style:parent-style-name="Text_20_body" style:list-style-name="L4">
      <style:text-properties fo:font-weight="normal" officeooo:rsid="000fe759" officeooo:paragraph-rsid="000fe759" style:font-weight-asian="normal" style:font-weight-complex="normal"/>
    </style:style>
    <style:style style:name="P6" style:family="paragraph" style:parent-style-name="Text_20_body" style:list-style-name="L12">
      <style:text-properties fo:font-weight="normal" officeooo:rsid="000ff77b" officeooo:paragraph-rsid="000ff77b" style:font-weight-asian="normal" style:font-weight-complex="normal"/>
    </style:style>
    <style:style style:name="P7" style:family="paragraph" style:parent-style-name="Text_20_body" style:list-style-name="L12">
      <style:text-properties fo:font-weight="normal" officeooo:rsid="001152ce" officeooo:paragraph-rsid="001152ce" style:font-weight-asian="normal" style:font-weight-complex="normal"/>
    </style:style>
    <style:style style:name="P8" style:family="paragraph" style:parent-style-name="Text_20_body">
      <style:text-properties fo:font-weight="normal" officeooo:rsid="001152ce" officeooo:paragraph-rsid="001152ce" style:font-weight-asian="normal" style:font-weight-complex="normal"/>
    </style:style>
    <style:style style:name="P9" style:family="paragraph" style:parent-style-name="Text_20_body" style:list-style-name="L14">
      <style:text-properties fo:font-weight="normal" officeooo:rsid="001152ce" officeooo:paragraph-rsid="001152ce" style:font-weight-asian="normal" style:font-weight-complex="normal"/>
    </style:style>
    <style:style style:name="P10" style:family="paragraph" style:parent-style-name="Text_20_body" style:list-style-name="L15">
      <style:text-properties fo:font-weight="normal" officeooo:rsid="001152ce" officeooo:paragraph-rsid="001152ce" style:font-weight-asian="normal" style:font-weight-complex="normal"/>
    </style:style>
    <style:style style:name="P11" style:family="paragraph" style:parent-style-name="Text_20_body" style:list-style-name="L16">
      <style:text-properties fo:font-weight="normal" officeooo:rsid="0013222c" officeooo:paragraph-rsid="0013222c" style:font-weight-asian="normal" style:font-weight-complex="normal"/>
    </style:style>
    <style:style style:name="P12" style:family="paragraph" style:parent-style-name="Text_20_body" style:list-style-name="L16">
      <style:text-properties fo:font-weight="normal" officeooo:rsid="001519ed" officeooo:paragraph-rsid="001519ed" style:font-weight-asian="normal" style:font-weight-complex="normal"/>
    </style:style>
    <style:style style:name="P13" style:family="paragraph" style:parent-style-name="Text_20_body">
      <style:text-properties fo:font-weight="normal" officeooo:rsid="001519ed" officeooo:paragraph-rsid="001519ed" style:font-weight-asian="normal" style:font-weight-complex="normal"/>
    </style:style>
    <style:style style:name="P14" style:family="paragraph" style:parent-style-name="Text_20_body" style:list-style-name="L18">
      <style:text-properties fo:font-weight="normal" officeooo:rsid="001519ed" officeooo:paragraph-rsid="001519ed" style:font-weight-asian="normal" style:font-weight-complex="normal"/>
    </style:style>
    <style:style style:name="P15" style:family="paragraph" style:parent-style-name="Text_20_body" style:list-style-name="L19">
      <style:text-properties fo:font-weight="normal" officeooo:rsid="001519ed" officeooo:paragraph-rsid="001519ed" style:font-weight-asian="normal" style:font-weight-complex="normal"/>
    </style:style>
    <style:style style:name="P16" style:family="paragraph" style:parent-style-name="Text_20_body" style:list-style-name="L5">
      <style:text-properties fo:font-style="normal" fo:font-weight="normal" officeooo:rsid="000fe759" officeooo:paragraph-rsid="000fe759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bold" officeooo:rsid="000fe759" officeooo:paragraph-rsid="000fe759" style:font-style-asian="normal" style:font-weight-asian="bold" style:font-style-complex="normal" style:font-weight-complex="bold"/>
    </style:style>
    <style:style style:name="P18" style:family="paragraph" style:parent-style-name="Text_20_body" style:list-style-name="L10">
      <style:text-properties officeooo:paragraph-rsid="000ff77b"/>
    </style:style>
    <style:style style:name="P19" style:family="paragraph" style:parent-style-name="Text_20_body">
      <style:text-properties officeooo:paragraph-rsid="000ff77b"/>
    </style:style>
    <style:style style:name="P20" style:family="paragraph" style:parent-style-name="Text_20_body" style:list-style-name="L11">
      <style:text-properties officeooo:paragraph-rsid="000ff77b"/>
    </style:style>
    <style:style style:name="P21" style:family="paragraph" style:parent-style-name="Text_20_body" style:list-style-name="L11">
      <style:text-properties officeooo:rsid="000ff77b" officeooo:paragraph-rsid="000ff77b"/>
    </style:style>
    <style:style style:name="P22" style:family="paragraph" style:parent-style-name="Text_20_body">
      <style:text-properties fo:font-weight="bold" officeooo:rsid="000ff77b" officeooo:paragraph-rsid="000ff77b" style:font-weight-asian="bold" style:font-weight-complex="bold"/>
    </style:style>
    <style:style style:name="P23" style:family="paragraph" style:parent-style-name="Text_20_body" style:list-style-name="L12">
      <style:text-properties fo:font-weight="bold" officeooo:rsid="000ff77b" officeooo:paragraph-rsid="000ff77b" style:font-weight-asian="bold" style:font-weight-complex="bold"/>
    </style:style>
    <style:style style:name="P24" style:family="paragraph" style:parent-style-name="Text_20_body">
      <style:text-properties fo:font-weight="bold" officeooo:rsid="001152ce" officeooo:paragraph-rsid="001152ce" style:font-weight-asian="bold" style:font-weight-complex="bold"/>
    </style:style>
    <style:style style:name="P25" style:family="paragraph" style:parent-style-name="Text_20_body">
      <style:text-properties fo:font-weight="bold" officeooo:rsid="0013222c" officeooo:paragraph-rsid="0013b3cd" style:font-weight-asian="bold" style:font-weight-complex="bold"/>
    </style:style>
    <style:style style:name="P26" style:family="paragraph" style:parent-style-name="Text_20_body">
      <style:text-properties fo:font-weight="bold" officeooo:rsid="001519ed" officeooo:paragraph-rsid="001519ed" style:font-weight-asian="bold" style:font-weight-complex="bold"/>
    </style:style>
    <style:style style:name="P27" style:family="paragraph" style:parent-style-name="Text_20_body" style:list-style-name="L17">
      <style:text-properties officeooo:paragraph-rsid="0013b3cd"/>
    </style:style>
    <style:style style:name="P28" style:family="paragraph" style:parent-style-name="Text_20_body">
      <style:text-properties officeooo:paragraph-rsid="0013b3c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e759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fe759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ff77b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3222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3b3c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807f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officeooo:rsid="000fe759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3b3c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3222c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3222c" style:font-style-asian="normal" style:font-style-complex="normal"/>
    </style:style>
    <style:style style:name="T14" style:family="text">
      <style:text-properties fo:font-style="normal" officeooo:rsid="0013b3cd" style:font-style-asian="normal" style:font-style-complex="normal"/>
    </style:style>
    <style:style style:name="T15" style:family="text">
      <style:text-properties fo:font-style="normal" officeooo:rsid="0016f8da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ESENTAZIONE</text:span></text:p>
      <text:p text:style-name="P1"><text:span text:style-name="T1"/></text:p>
      <text:p text:style-name="P1"><text:span text:style-name="T1">Central Dogma<text:line-break/></text:span></text:p>
      <text:list xml:id="list2357784133" text:style-name="L3">
        <text:list-item>
          <text:p text:style-name="P3">DNA </text:p>
        </text:list-item>
        <text:list-item>
          <text:p text:style-name="P3">codifica delle proteine</text:p>
        </text:list-item>
      </text:list>
      <text:p text:style-name="P4"><text:span text:style-name="T1"><text:line-break/></text:span><text:span text:style-name="T2">Le funzioni delle proteine</text:span></text:p>
      <text:list xml:id="list797564094" text:style-name="L4">
        <text:list-item>
          <text:p text:style-name="P5">Le principali funzioni biologiche delle proteine<text:line-break/></text:p>
        </text:list-item>
      </text:list>
      <text:p text:style-name="P17">Il problema della predizione della funzione delle proteine</text:p>
      <text:list xml:id="list2561039603" text:style-name="L5">
        <text:list-item>
          <text:p text:style-name="P16">Criticità e tipo di problema</text:p>
        </text:list-item>
        <text:list-item>
          <text:p text:style-name="P16">Tassonomie (GO e FunCat)<text:line-break/></text:p>
        </text:list-item>
      </text:list>
      <text:p text:style-name="P17">La predizione della funzione delle proteine tramite metodi automatici</text:p>
      <text:list xml:id="list1914213151" text:style-name="L10">
        <text:list-item>
          <text:p text:style-name="P18"><text:span text:style-name="T4">P</text:span><text:span text:style-name="T5">iccola descrizione dei principali metodi utilizzati</text:span><text:span text:style-name="T6"> (metodi basati su grafi, analisi biosequenze, ..)</text:span></text:p>
        </text:list-item>
      </text:list>
      <text:p text:style-name="P19"><text:span text:style-name="T9">Metodi ensemble gerarchici</text:span></text:p>
      <text:list xml:id="list2049918450" text:style-name="L11">
        <text:list-item>
          <text:p text:style-name="P20"><text:span text:style-name="T5">Come funzionano</text:span></text:p>
        </text:list-item>
        <text:list-item>
          <text:p text:style-name="P21"><text:span text:style-name="T3">Metodo HTD</text:span></text:p>
        </text:list-item>
        <text:list-item>
          <text:p text:style-name="P21"><text:span text:style-name="T3">Metodo TPR-DAG (e selezione dei figli)</text:span></text:p>
        </text:list-item>
        <text:list-item>
          <text:p text:style-name="P21"><text:span text:style-name="T3">Metodo GPAV</text:span></text:p>
        </text:list-item>
        <text:list-item>
          <text:p text:style-name="P21"><text:span text:style-name="T3">Metodo ISO-TPR <text:line-break/></text:span></text:p>
        </text:list-item>
      </text:list>
      <text:p text:style-name="P22"><text:span text:style-name="T12">Il problema trattato: C.elegans (WORM)</text:span></text:p>
      <text:list xml:id="list1552151463" text:style-name="L12">
        <text:list-item>
          <text:p text:style-name="P23"><text:span text:style-name="T8">D</text:span><text:span text:style-name="T3">escrizione input e output (STRING)</text:span></text:p>
        </text:list-item>
        <text:list-item>
          <text:p text:style-name="P6"><text:span text:style-name="T12">Algoritmi di machine learning flat usati</text:span></text:p>
        </text:list-item>
        <text:list-item>
          <text:p text:style-name="P7"><text:span text:style-name="T13">Cross-validation, m</text:span><text:span text:style-name="T12">etriche usate per la valutazione e tuning dei metodi Ensemble </text:span><text:span text:style-name="T13">(</text:span><text:span text:style-name="T12">F-score)</text:span></text:p>
        </text:list-item>
      </text:list>
      <text:p text:style-name="P8"><text:span text:style-name="T12"/></text:p>
      <text:p text:style-name="P24"><text:span text:style-name="T12">Stima preliminare dei tempi di calcolo</text:span></text:p>
      <text:list xml:id="list295965520" text:style-name="L14">
        <text:list-item>
          <text:p text:style-name="P9"><text:span text:style-name="T12">Tempi di calcolo degli algoritmi flat senza tuning <text:s/></text:span></text:p>
          <text:p text:style-name="P9"><text:span text:style-name="T12"/></text:p>
        </text:list-item>
      </text:list>
      <text:p text:style-name="P24"><text:span text:style-name="T12">Riduzione della complessità del problema</text:span></text:p>
      <text:list xml:id="list2762193999" text:style-name="L15">
        <text:list-item>
          <text:p text:style-name="P10"><text:span text:style-name="T12">Feature selection con Correlazione di Pearson</text:span></text:p>
        </text:list-item>
        <text:list-item>
          <text:p text:style-name="P10"><text:span text:style-name="T12">PCA</text:span></text:p>
        </text:list-item>
        <text:list-item>
          <text:p text:style-name="P10"><text:span text:style-name="T12">Stima dei tempi </text:span><text:span text:style-name="T14">e performance </text:span><text:span text:style-name="T12">con feature selection </text:span></text:p>
        </text:list-item>
        <text:list-item>
          <text:p text:style-name="P10"><text:span text:style-name="T12">Stima dei tempi </text:span><text:span text:style-name="T14">e performance </text:span><text:span text:style-name="T12">con PCA</text:span></text:p>
        </text:list-item>
      </text:list>
      <text:p text:style-name="P25"><text:soft-page-break/><text:span text:style-name="T14">Organizzazione Esperimenti <text:line-break/></text:span></text:p>
      <text:list xml:id="list1446802204" text:style-name="L17">
        <text:list-item>
          <text:p text:style-name="P27"><text:span text:style-name="T7">Selezione delle feature con FS e PCA </text:span></text:p>
        </text:list-item>
        <text:list-item>
          <text:p text:style-name="P27"><text:span text:style-name="T7">Metodi Ensemble usati e varianti</text:span></text:p>
        </text:list-item>
      </text:list>
      <text:p text:style-name="P28"><text:span text:style-name="T10"><text:line-break/>Performance degli algoritmi flat</text:span><text:span text:style-name="T11"> con FS e PCA</text:span></text:p>
      <text:list xml:id="list3171624642" text:style-name="L16">
        <text:list-item>
          <text:p text:style-name="P11"><text:span text:style-name="T12">Risultati con FS </text:span><text:span text:style-name="T14">(cv-5fold prime 100 feature)</text:span></text:p>
        </text:list-item>
        <text:list-item>
          <text:p text:style-name="P11"><text:span text:style-name="T12">Risultati con PCA </text:span><text:span text:style-name="T14">(cv-5 fold <text:s/>50% varianza spiegata = 15 componenti) </text:span></text:p>
        </text:list-item>
        <text:list-item>
          <text:p text:style-name="P12"><text:span text:style-name="T15">C</text:span><text:span text:style-name="T12">onfronto performance algoritmi flat con FS e PCA</text:span></text:p>
        </text:list-item>
      </text:list>
      <text:p text:style-name="P13"><text:span text:style-name="T12"/></text:p>
      <text:p text:style-name="P26"><text:span text:style-name="T12">Performance dei Metodi Ensemble Gerarchici</text:span></text:p>
      <text:list xml:id="list3460380355" text:style-name="L18">
        <text:list-item>
          <text:p text:style-name="P14"><text:span text:style-name="T15">R</text:span><text:span text:style-name="T12">isultati generali (alcuni box plot)</text:span></text:p>
        </text:list-item>
        <text:list-item>
          <text:p text:style-name="P14"><text:span text:style-name="T15">C</text:span><text:span text:style-name="T12">onfronto algoritmi flat vs metodi ensemble gerarchici </text:span></text:p>
        </text:list-item>
        <text:list-item>
          <text:p text:style-name="P14"><text:span text:style-name="T15">C</text:span><text:span text:style-name="T12">onfronto tra metodi ensemble gerarchici</text:span></text:p>
        </text:list-item>
      </text:list>
      <text:p text:style-name="P13"><text:span text:style-name="T12"/></text:p>
      <text:p text:style-name="P26"><text:span text:style-name="T12">Conclusioni</text:span></text:p>
      <text:list xml:id="list3362952263" text:style-name="L19">
        <text:list-item>
          <text:p text:style-name="P15"><text:span text:style-name="T12">Cosa hanno evidenziato gli esperimenti</text:span></text:p>
        </text:list-item>
        <text:list-item>
          <text:p text:style-name="P15"><text:span text:style-name="T12">Possibili lavori futuri</text:span></text:p>
        </text:list-item>
      </text:list>
      <text:p text:style-name="P13"><text:span text:style-name="T12"><text:s/></text:span></text:p>
      <text:p text:style-name="P2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6:04:19.789680967</meta:creation-date>
    <dc:date>2018-07-02T17:31:00.348200600</dc:date>
    <meta:editing-duration>PT55M14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2" meta:paragraph-count="44" meta:word-count="251" meta:character-count="1580" meta:non-whitespace-character-count="1383"/>
  </office:meta>
</office:document-meta>
</file>